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rl-tb"/>
      <style:text-properties fo:color="#536dfe" loext:opacity="100%" fo:font-size="40pt" fo:font-style="italic" style:text-underline-style="solid" style:text-underline-width="auto" style:text-underline-color="font-color" style:font-size-asian="40pt" style:font-style-asian="italic" style:font-size-complex="40pt" style:language-complex="ar" style:country-complex="SA" style:font-style-complex="italic"/>
    </style:style>
    <style:style style:name="P2" style:family="paragraph" style:parent-style-name="Standard">
      <style:paragraph-properties fo:text-align="center" style:justify-single-word="false" style:writing-mode="rl-tb"/>
      <style:text-properties fo:color="#ff1744" loext:opacity="100%" fo:font-size="40pt" fo:font-style="italic" style:text-underline-style="solid" style:text-underline-width="auto" style:text-underline-color="font-color" officeooo:rsid="0017483d" officeooo:paragraph-rsid="0017483d" style:font-size-asian="40pt" style:font-style-asian="italic" style:font-size-complex="40pt" style:language-complex="ar" style:country-complex="SA" style:font-style-complex="italic"/>
    </style:style>
    <style:style style:name="P3" style:family="paragraph" style:parent-style-name="Standard">
      <style:paragraph-properties fo:text-align="end" style:justify-single-word="false" style:writing-mode="rl-tb"/>
      <style:text-properties fo:color="#000000" loext:opacity="100%" fo:font-size="20pt" fo:font-style="italic" style:text-underline-style="solid" style:text-underline-width="auto" style:text-underline-color="font-color" officeooo:rsid="0017483d" officeooo:paragraph-rsid="0017483d" style:font-size-asian="17.5pt" style:font-style-asian="italic" style:font-size-complex="20pt" style:language-complex="ar" style:country-complex="SA" style:font-style-complex="italic"/>
    </style:style>
    <style:style style:name="P4" style:family="paragraph" style:parent-style-name="Standard">
      <style:paragraph-properties fo:text-align="end" style:justify-single-word="false" style:writing-mode="rl-tb"/>
      <style:text-properties fo:color="#000000" loext:opacity="100%" fo:font-size="16pt" officeooo:rsid="0017483d" officeooo:paragraph-rsid="0017483d" style:font-size-asian="14pt" style:font-size-complex="16pt" style:language-complex="ar" style:country-complex="SA"/>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183cc4" style:font-style-asian="normal" style:font-style-complex="normal"/>
    </style:style>
    <style:style style:name="T3" style:family="text">
      <style:text-properties fo:font-style="normal" style:text-underline-style="none" officeooo:rsid="0019b97c" style:font-style-asian="normal" style:font-style-complex="normal"/>
    </style:style>
    <style:style style:name="T4" style:family="text">
      <style:text-properties fo:font-style="normal" style:text-underline-style="none" officeooo:rsid="001a78bc" style:font-style-asian="normal" style:font-style-complex="normal"/>
    </style:style>
    <style:style style:name="T5" style:family="text">
      <style:text-properties fo:font-style="normal" style:text-underline-style="none" officeooo:rsid="001c0672"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بسم الله الرحمن الرحيم <text:s text:c="2"/></text:p>
      <text:p text:style-name="P2">كليه الهندسة</text:p>
      <text:p text:style-name="P2">قسم الحاسوب</text:p>
      <text:p text:style-name="P2">المستوى الثاني</text:p>
      <text:p text:style-name="P3">الاسم أشرف عمر عبيد</text:p>
      <text:p text:style-name="P3">تقرير:</text:p>
      <text:p text:style-name="P3"/>
      <text:p text:style-name="P4"><text:span text:style-name="T1">اولا بدأت باستدعاء المكاتب الرئيسية ثم int main ثم استدعيت null ثم void لاجلي newnode بعدها cin و cout لاسم المدخل و الرقم المدخل </text:span><text:span text:style-name="T2">ثم الدوال if و نبداء if <text:s/>head == null لل newnode بعدها void display لاطباعه الكلام المدخل مسبقا ثم اربطه بدالة if like if head ==null ليطبع contact list is empty لنستمر مع while ايضا temp = null ليطبع temp name و temp number ثم يخرج بعدها total contacts in the list = و هم امر اخراج ثم void menu و اوامر طباعه القائمة الاساسية enter 1 for….. and enter 2 for…….. like this <text:s/>و </text:span><text:span text:style-name="T3">while للحالات cases اولا للادخال و ثانيا للطباعة و ثالثا الbreak بعدها trav len ++ for adding للاضافة ثمcout full name و cout phone number e ثم ارجع لقبل void menu لكتابة void search contact للبحث عن جهة اتصال محدد تم ادخالها مسبقا" بدا" بstring للاحرف ثم cout enter your desired contact you want to search ثم cin و bool found = true لاخراج الجهة اذ وجدها و cout is empty اد لم يجده </text:span><text:span text:style-name="T4">ثم while search node null بعدع الدالة if srch == search node name و if found true past I و cout index of the contact بعدها للحالة الثالثة من while و هي case 3 search contact للبحث ثم else if for deleting contact <text:s/>هي delete temp لارجع لvoid menu و اطبع count nter 4 to delete contact التي تريدها و لwhile و اكتب case 4 <text:s/>at given for delete </text:span><text:span text:style-name="T5">وذلك بادخال رقم جهة الاتصال التي تريد حزفها</text:span><text:span text:style-name="T4"> </text:span><text:span text:style-name="T5">معا العلم ان الحاسوب يبدها الارقام من الصفر if لcout contact has been deleted ثم void clear all لحزف اللسته Case 5 clear_all contact و void menu 5 to clear all record لحزف الجميع <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6T17:36:44.525000000</meta:creation-date>
    <dc:date>2021-01-06T18:26:03.029000000</dc:date>
    <meta:editing-duration>PT7M56S</meta:editing-duration>
    <meta:editing-cycles>1</meta:editing-cycles>
    <meta:document-statistic meta:table-count="0" meta:image-count="0" meta:object-count="0" meta:page-count="1" meta:paragraph-count="7" meta:word-count="299" meta:character-count="1538" meta:non-whitespace-character-count="1237"/>
    <meta:generator>LibreOffice/7.0.3.1$Windows_X86_64 LibreOffice_project/d7547858d014d4cf69878db179d326fc3483e082</meta:generator>
  </office:meta>
</office:document-meta>
</file>